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工作分类信息需求分析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niel </meta:initial-creator>
    <meta:creation-date>2011-11-04T09:46:36</meta:creation-date>
    <meta:document-statistic meta:table-count="0" meta:image-count="0" meta:object-count="0" meta:page-count="1" meta:paragraph-count="1" meta:word-count="5" meta:character-count="10" meta:non-whitespace-character-count="10"/>
    <dc:date>2011-11-04T16:54:43</dc:date>
    <dc:creator>Peniel </dc:creator>
    <meta:editing-duration>PT6H52M57S</meta:editing-duration>
    <meta:editing-cycles>1</meta:editing-cycles>
    <meta:generator>LibreOffice/3.4$Linux LibreOffice_project/340m1$Build-302</meta:generator>
  </office:meta>
</office:document-meta>
</file>